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iz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İsterseniz yine de namespace adı ile kullanabiliriz.
</text:span>
        </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Gtk.Window yerine Window kullanabiliriz.
</text:span>
        </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comment">
          <text:span text:style-name="rststyle-single">// Şununla aynı anlama gelir
</text:span>
        </text:span>
        <text:span text:style-name="rststyle-whitespace">    </text:span>
        <text:span text:style-name="rststyle-comment">
          <text:span text:style-name="rststyle-single">// var win = new Gtk.Window();
</text:span>
        </text:span>
        <text:span text:style-name="rststyle-whitespace">    </text:span>
        <text:span text:style-name="rststyle-punctuation">...</text:span>
        <text:span text:style-name="rststyle-whitespace">
    </text:span>
        <text:span text:style-name="rststyle-comment">
          <text:span text:style-name="rststyle-single">// Aynı isimde var olan bir fonksiyonu namespace adı olmadan kullanmak mümkün değildir.
</text:span>
        </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Önce C koduna çevirelim<ns0:line-break/>$ valac -C -H libtest.h --vapi libtest.vapi library.vala<ns0:line-break/># Sonra gcc ile derleyelim.<ns0:line-break/>$ gcc library.c -o libtest.so -shared \<ns0:line-break/><ns0:s ns0:c="4"/>`pkg-config --cflags --libs glib-2.0` -fPIC</ns0:p>
        <text:span text:style-name="rststyle-comment">
          <text:span text:style-name="rststyle-single"># Önce C koduna çevir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Sonra gcc ile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ns0:line-break/><ns0:s ns0:c="4"/>-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5" text:style-name="Sect1">
        <text:h text:outline-level="1" text:style-name="rststyle-heading1">Gobject oluşturma</text:h>
        <text:p text:style-name="rststyle-textbody">Gobject kulanarak yazdığımız kütüphaneyi farklı dillerde kullanmamız mümkündür.
Bunun için önce aşağıdaki gibi bir kaynak kodumuz olsun. Burada bin namespace tanımlayalım.</text:p>
        <ns0:p ns0:style-name="rststyle-codeblock">namespace hello {<ns0:line-break/><ns0:s ns0:c="4"/>public void print(){<ns0:line-break/><ns0:s ns0:c="8"/>stdout.printf("Hello World\n");<ns0:line-break/><ns0:s ns0:c="4"/>}<ns0:line-break/>}</ns0:p>
        <text:span text:style-name="rststyle-keyword">
          <text:span text:style-name="rststyle-namespace">namespace</text:span>
        </text:span>
        <text:span text:style-name="rststyle-whitespace"> </text:span>
        <text:span text:style-name="rststyle-name">
          <text:span text:style-name="rststyle-namespace">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literal">
          <text:span text:style-name="rststyle-string">
            <text:span text:style-name="rststyle-escape">\n</text:span>
          </text:span>
        </text:span>
        <text:span text:style-name="rststyle-literal">
          <text:span text:style-name="rststyle-string">"</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Şimdi bu kodu aşağıdaki gibi derleyelim.</text:p>
        <ns0:p ns0:style-name="rststyle-codeblock"># Önce C koduna çevirelim ve gir dosyası oluşturalım.<ns0:line-break/>$ valac -C main.vala \<ns0:line-break/><ns0:s ns0:c="4"/>--gir=hello-1.0.gir \<ns0:line-break/><ns0:s ns0:c="4"/>--library=hello \<ns0:line-break/><ns0:s ns0:c="4"/>-H libhello.h<ns0:line-break/># C kodunu derleyelim.<ns0:line-break/>$ gcc main.c -o main -shared \<ns0:line-break/><ns0:s ns0:c="4"/>`pkg-config --cflags --libs glib-2.0` -fPIC</ns0:p>
        <text:span text:style-name="rststyle-comment">
          <text:span text:style-name="rststyle-single"># Önce C koduna çevirelim ve gir dosyası oluşturalım.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comment">
          <text:span text:style-name="rststyle-single"># C kodunu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rada yazdığımız nameplace alanına ait fonksiyonları ve sınıfları parametreleri ile birlikte listeleyen şablonumuz oluşmuş oldu.
Şimdi bu şablondan typelib dosyası oluşturalım.</text:p>
        <ns0:p ns0:style-name="rststyle-codeblock">$ g-ir-compiler hello-1.0.gir --shared-library=libhello --output=hello-1.0.typelib</ns0:p>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Son olarak dosyaları sistemimize kuralım.</text:p>
        <ns0:p ns0:style-name="rststyle-codeblock">$ install libhello.so /usr/lib/<ns0:line-break/>$ install hello-1.0.typelib /usr/share/girepository-1.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nun yerine aşağıdaki 2 çevresel değişkeni ayarlayarak test etmemiz mümkün dür.</text:p>
        <ns0:p ns0:style-name="rststyle-codeblock">$ export GI_REPOSITORY_PATH=/home/user/gobject-ornek<ns0:line-break/>$ export LD_LIBRARY_PATH=/home/user/gobject-ornek</ns0:p>
        <text:span text:style-name="rststyle-whitespace"> </text:span>
        <text:span text:style-name="rststyle-name">
          <text:span text:style-name="rststyle-builtin">export</text:span>
        </text:span>
        <text:span text:style-name="rststyle-whitespace"> </text:span>
        <text:span text:style-name="rststyle-name">
          <text:span text:style-name="rststyle-variable">GI_REPOSITORY_PATH</text:span>
        </text:span>
        <text:span text:style-name="rststyle-operator">=</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LD_LIBRARY_PATH</text:span>
        </text:span>
        <text:span text:style-name="rststyle-operator">=</text:span>
        <text:p text:style-name="rststyle-textbody">Şimdi yazdığımız kütüphaneyi python ile çalıştıralım. Bunun için aşağıdaki gibi bir python kodu yazabiliriz.</text:p>
        <ns0:p ns0:style-name="rststyle-codeblock">import gi<ns0:line-break/>gi.require_version('hello', '1.0')<ns0:line-break/>from gi.repository import hello<ns0:line-break/>hello.print()</ns0:p>
        <text:span text:style-name="rststyle-keyword">
          <text:span text:style-name="rststyle-namespace">import</text:span>
        </text:span>
        <text:span text:style-name="rststyle-whitespace"> </text:span>
        <text:span text:style-name="rststyle-name">
          <text:span text:style-name="rststyle-namespace">gi</text:span>
        </text:span>
        <text:span text:style-name="rststyle-whitespace">
</text:span>
        <text:span text:style-name="rststyle-name">gi</text:span>
        <text:span text:style-name="rststyle-operator">.</text:span>
        <text:span text:style-name="rststyle-name">require_version</text:span>
        <text:span text:style-name="rststyle-punctuation">(</text:span>
        <text:span text:style-name="rststyle-literal">
          <text:span text:style-name="rststyle-string">
            <text:span text:style-name="rststyle-single">'hello'</text:span>
          </text:span>
        </text:span>
        <text:span text:style-name="rststyle-punctuation">,</text:span>
        <text:span text:style-name="rststyle-literal">
          <text:span text:style-name="rststyle-string">
            <text:span text:style-name="rststyle-single">'1.0'</text:span>
          </text:span>
        </text:span>
        <text:span text:style-name="rststyle-punctuation">)</text:span>
        <text:span text:style-name="rststyle-whitespace">
</text:span>
        <text:span text:style-name="rststyle-keyword">
          <text:span text:style-name="rststyle-namespace">from</text:span>
        </text:span>
        <text:span text:style-name="rststyle-whitespace"> </text:span>
        <text:span text:style-name="rststyle-name">
          <text:span text:style-name="rststyle-namespace">gi.repository</text:span>
        </text:span>
        <text:span text:style-name="rststyle-whitespace"> </text:span>
        <text:span text:style-name="rststyle-keyword">
          <text:span text:style-name="rststyle-namespace">import</text:span>
        </text:span>
        <text:span text:style-name="rststyle-name">hello</text:span>
        <text:span text:style-name="rststyle-whitespace">
</text:span>
        <text:span text:style-name="rststyle-name">hello</text:span>
        <text:span text:style-name="rststyle-operator">.</text:span>
        <text:span text:style-name="rststyle-name">print</text:span>
        <text:span text:style-name="rststyle-punctuation">()</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11-06T22:58:04</meta:creation-date>
    <dc:creator>a</dc:creator>
    <dc:date>2025-11-06T22:58:04</dc:date>
    <dc:language>en-US</dc:language>
    <meta:editing-cycles>1</meta:editing-cycles>
    <meta:editing-duration>PT00M01S</meta:editing-duration>
    <dc:title>Vala dersi</dc:title>
  </office:meta>
</office:document-meta>
</file>